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43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ta_20_-_20_Chien_20_Calme_20_-_20_Concours_20_C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 - Chien Calme - Concours C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Date[UTC]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User Name</text:p>
          </table:table-cell>
          <table:table-cell table:style-name="ce1" office:value-type="string" calcext:value-type="string">
            <text:p>Photo</text:p>
          </table:table-cell>
          <table:table-cell table:style-name="ce1" office:value-type="string" calcext:value-type="string">
            <text:p>Caption</text:p>
          </table:table-cell>
          <table:table-cell table:style-name="ce1" office:value-type="string" calcext:value-type="string">
            <text:p>User Link</text:p>
          </table:table-cell>
          <table:table-cell table:style-name="ce1" office:value-type="string" calcext:value-type="string">
            <text:p>Votes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FromPage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13T18:34:33.50135" calcext:value-type="date">
            <text:p>11/13/2016 18:34: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urélie Bredel</text:p>
          </table:table-cell>
          <table:table-cell table:style-name="ce3" office:value-type="string" calcext:value-type="string">
            <text:p><text:a xlink:href="http://lh3.googleusercontent.com/g8a8mTYz7gytg3k_nagLD9Od5wOtJ6-4zwDKMO1RBjo7e7js7mmohpcK1zqNv1xCZhNbtz5a88Ljt6luF8kb=s0" xlink:type="simple">http://lh3.googleusercontent.com/g8a8mTYz7gytg3k_nagLD9Od5wOtJ6-4zwDKMO1RBjo7e7js7mmohpcK1zqNv1xCZhNbtz5a88Ljt6luF8kb=s0</text:a></text:p>
          </table:table-cell>
          <table:table-cell table:style-name="ce1" office:value-type="string" calcext:value-type="string">
            <text:p>Nanouk en balade automnale</text:p>
          </table:table-cell>
          <table:table-cell table:style-name="ce3" office:value-type="string" calcext:value-type="string">
            <text:p><text:a xlink:href="http://www.facebook.com/1230708166994514" xlink:type="simple">http://www.facebook.com/1230708166994514</text:a>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aurelie.bredel@live.fr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13T15:27:50.13229" calcext:value-type="date">
            <text:p>11/13/2016 15:27: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anh Ltn</text:p>
          </table:table-cell>
          <table:table-cell table:style-name="ce3" office:value-type="string" calcext:value-type="string">
            <text:p><text:a xlink:href="http://lh3.googleusercontent.com/1UrZENiFP9Gw0tYrnjG_lp52FEeiBOuDbfWSfWTDLwKX1i42iDW5WlFeSiBXsB_XNzAnbEaVQuNIY9OKZxU=s0" xlink:type="simple">http://lh3.googleusercontent.com/1UrZENiFP9Gw0tYrnjG_lp52FEeiBOuDbfWSfWTDLwKX1i42iDW5WlFeSiBXsB_XNzAnbEaVQuNIY9OKZxU=s0</text:a></text:p>
          </table:table-cell>
          <table:table-cell table:style-name="ce1" office:value-type="string" calcext:value-type="string">
            <text:p>Balade automnale</text:p>
          </table:table-cell>
          <table:table-cell table:style-name="ce3" office:value-type="string" calcext:value-type="string">
            <text:p><text:a xlink:href="http://www.facebook.com/380578088951838" xlink:type="simple">http://www.facebook.com/380578088951838</text:a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13T11:51:35.48635" calcext:value-type="date">
            <text:p>11/13/2016 11:51:3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aura Lafosse</text:p>
          </table:table-cell>
          <table:table-cell table:style-name="ce3" office:value-type="string" calcext:value-type="string">
            <text:p><text:a xlink:href="http://lh3.googleusercontent.com/_TL9qqw0YIr7S3nunL7Y0aLwcBTUB4r2m6GZA-IsQi9YS6ZEris1IZJdgzVOP_MQ3r0T6iDWv-ybfDYJ8CM=s0" xlink:type="simple">http://lh3.googleusercontent.com/_TL9qqw0YIr7S3nunL7Y0aLwcBTUB4r2m6GZA-IsQi9YS6ZEris1IZJdgzVOP_MQ3r0T6iDWv-ybfDYJ8CM=s0</text:a></text:p>
          </table:table-cell>
          <table:table-cell table:style-name="ce1" office:value-type="string" calcext:value-type="string">
            <text:p>Épagneul continental papillon de 10 mois se prénommant Milou. Fan de la forêt à particulièrement des châtaignes.</text:p>
          </table:table-cell>
          <table:table-cell table:style-name="ce3" office:value-type="string" calcext:value-type="string">
            <text:p><text:a xlink:href="http://www.facebook.com/10211422096135012" xlink:type="simple">http://www.facebook.com/10211422096135012</text:a>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k.dead@live.fr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13T07:09:36.73617" calcext:value-type="date">
            <text:p>11/13/2016 7:09:3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Caroline Zahnd</text:p>
          </table:table-cell>
          <table:table-cell table:style-name="ce3" office:value-type="string" calcext:value-type="string">
            <text:p><text:a xlink:href="http://lh3.googleusercontent.com/D7v3A_2dkZ96GbtUSoP5LNxAkWbg3w7O91saM_7ucDv6J2Eaji5Z9vhbSU2_J4UIssGbqTEWmg-GSGgkl9g=s0" xlink:type="simple">http://lh3.googleusercontent.com/D7v3A_2dkZ96GbtUSoP5LNxAkWbg3w7O91saM_7ucDv6J2Eaji5Z9vhbSU2_J4UIssGbqTEWmg-GSGgkl9g=s0</text:a></text:p>
          </table:table-cell>
          <table:table-cell table:style-name="ce1" office:value-type="string" calcext:value-type="string">
            <text:p>Nati et Gaïa</text:p>
          </table:table-cell>
          <table:table-cell table:style-name="ce3" office:value-type="string" calcext:value-type="string">
            <text:p><text:a xlink:href="http://www.facebook.com/589138514607220" xlink:type="simple">http://www.facebook.com/589138514607220</text:a>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13T01:17:08.67695" calcext:value-type="date">
            <text:p>11/13/2016 1:17:0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dy Blézz</text:p>
          </table:table-cell>
          <table:table-cell table:style-name="ce3" office:value-type="string" calcext:value-type="string">
            <text:p><text:a xlink:href="http://lh3.googleusercontent.com/ox2Fo2zIw1iamB1Ymgb352soYnbjgk8UH8aO9ZORA8YqeiRJMbvuh-DvpxkAur9yz0oFWO9BnbiAGIXwPLY=s0" xlink:type="simple">http://lh3.googleusercontent.com/ox2Fo2zIw1iamB1Ymgb352soYnbjgk8UH8aO9ZORA8YqeiRJMbvuh-DvpxkAur9yz0oFWO9BnbiAGIXwPLY=s0</text:a></text:p>
          </table:table-cell>
          <table:table-cell table:style-name="ce1" office:value-type="string" calcext:value-type="string">
            <text:p>Biscotte </text:p>
          </table:table-cell>
          <table:table-cell table:style-name="ce3" office:value-type="string" calcext:value-type="string">
            <text:p><text:a xlink:href="http://www.facebook.com/10209105385324925" xlink:type="simple">http://www.facebook.com/10209105385324925</text:a>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12T19:23:58.07353" calcext:value-type="date">
            <text:p>11/12/2016 19:23:5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Aurelie Busch</text:p>
          </table:table-cell>
          <table:table-cell table:style-name="ce3" office:value-type="string" calcext:value-type="string">
            <text:p><text:a xlink:href="http://lh3.googleusercontent.com/s4AqPLpXNXAVqLeLtzHEBgMFA4oZUBDJu3-v7IC7hEHUEl1IHblsoDcZoO4ymwPdO_3e1bcetWkFtKB6dS_f=s0" xlink:type="simple">http://lh3.googleusercontent.com/s4AqPLpXNXAVqLeLtzHEBgMFA4oZUBDJu3-v7IC7hEHUEl1IHblsoDcZoO4ymwPdO_3e1bcetWkFtKB6dS_f=s0</text:a></text:p>
          </table:table-cell>
          <table:table-cell table:style-name="ce1" office:value-type="string" calcext:value-type="string">
            <text:p>La forêt enchantée de Merlin</text:p>
          </table:table-cell>
          <table:table-cell table:style-name="ce3" office:value-type="string" calcext:value-type="string">
            <text:p><text:a xlink:href="http://www.facebook.com/10211307031898169" xlink:type="simple">http://www.facebook.com/10211307031898169</text:a>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12T16:52:31.43375" calcext:value-type="date">
            <text:p>11/12/2016 16:52:3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llee Niiniix</text:p>
          </table:table-cell>
          <table:table-cell table:style-name="ce3" office:value-type="string" calcext:value-type="string">
            <text:p><text:a xlink:href="http://lh3.googleusercontent.com/62kuuL7msQ_8sL78V3R0jXqFoCSAXpu0Di94ZYKL2ae2LdLYb23izq783CHD9qEvu-5ICHljjM6WJoYPHHbR=s0" xlink:type="simple">http://lh3.googleusercontent.com/62kuuL7msQ_8sL78V3R0jXqFoCSAXpu0Di94ZYKL2ae2LdLYb23izq783CHD9qEvu-5ICHljjM6WJoYPHHbR=s0</text:a></text:p>
          </table:table-cell>
          <table:table-cell table:style-name="ce1" office:value-type="string" calcext:value-type="string">
            <text:p>Mon bébé Rio , boxer </text:p>
          </table:table-cell>
          <table:table-cell table:style-name="ce3" office:value-type="string" calcext:value-type="string">
            <text:p><text:a xlink:href="http://www.facebook.com/10209621928138543" xlink:type="simple">http://www.facebook.com/10209621928138543</text:a>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elanie.despeignes@gmail.com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12T13:43:05.31176" calcext:value-type="date">
            <text:p>11/12/2016 13:43:0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organette La Battante Ferreira</text:p>
          </table:table-cell>
          <table:table-cell table:style-name="ce3" office:value-type="string" calcext:value-type="string">
            <text:p><text:a xlink:href="http://lh3.googleusercontent.com/Io7TlWJi9DlCrylhshsUF_pSSeUI9nZPVgth24ZBGUDf_YW3IH1MvqJ-bfIdj0lM_L1AbqCQQqH4p2RrceE=s0" xlink:type="simple">http://lh3.googleusercontent.com/Io7TlWJi9DlCrylhshsUF_pSSeUI9nZPVgth24ZBGUDf_YW3IH1MvqJ-bfIdj0lM_L1AbqCQQqH4p2RrceE=s0</text:a></text:p>
          </table:table-cell>
          <table:table-cell table:style-name="ce1" office:value-type="string" calcext:value-type="string">
            <text:p>voici BOUBA 3ans1/2 shi tsu, qui habite dans les Hautes Vosges, il s'habille chaudement pour aller affronter le froid qui s'installe . BOUBA est un chien très câlin , sociable et bien sûr très CALME!</text:p>
          </table:table-cell>
          <table:table-cell table:style-name="ce3" office:value-type="string" calcext:value-type="string">
            <text:p><text:a xlink:href="http://www.facebook.com/1226646807392703" xlink:type="simple">http://www.facebook.com/1226646807392703</text:a>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morgane.88@live.fr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12T13:17:56.24119" calcext:value-type="date">
            <text:p>11/12/2016 13:17:5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ouknic Raymond</text:p>
          </table:table-cell>
          <table:table-cell table:style-name="ce3" office:value-type="string" calcext:value-type="string">
            <text:p><text:a xlink:href="http://lh3.googleusercontent.com/gisJjYE9di6gVLnYjtadosc8Vi-q8g5OqcHq4_WQ0pqpmeT0vWpUsyQPOnifOwLycgp6VPe0hVrgVEk9Hwx3=s0" xlink:type="simple">http://lh3.googleusercontent.com/gisJjYE9di6gVLnYjtadosc8Vi-q8g5OqcHq4_WQ0pqpmeT0vWpUsyQPOnifOwLycgp6VPe0hVrgVEk9Hwx3=s0</text:a></text:p>
          </table:table-cell>
          <table:table-cell table:style-name="ce1" office:value-type="string" calcext:value-type="string">
            <text:p>Le Prince 👑 Loukas</text:p>
          </table:table-cell>
          <table:table-cell table:style-name="ce3" office:value-type="string" calcext:value-type="string">
            <text:p><text:a xlink:href="http://www.facebook.com/1035869999872731" xlink:type="simple">http://www.facebook.com/1035869999872731</text:a>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louknic@hotmail.ca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12T11:05:48.2065" calcext:value-type="date">
            <text:p>11/12/2016 11:05:4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gathe Kermorgant</text:p>
          </table:table-cell>
          <table:table-cell table:style-name="ce3" office:value-type="string" calcext:value-type="string">
            <text:p><text:a xlink:href="http://lh3.googleusercontent.com/MC3lWqiNqoQYAfFdwxHZQKH_yJ8eMFaVXSSSuvaYo3x0WWxYVuuihxS1DkeYi-u8q15c2Ar_E_ZeUtQzLiK5=s0" xlink:type="simple">http://lh3.googleusercontent.com/MC3lWqiNqoQYAfFdwxHZQKH_yJ8eMFaVXSSSuvaYo3x0WWxYVuuihxS1DkeYi-u8q15c2Ar_E_ZeUtQzLiK5=s0</text:a></text:p>
          </table:table-cell>
          <table:table-cell table:style-name="ce1" office:value-type="string" calcext:value-type="string">
            <text:p>Promenade bretonne</text:p>
          </table:table-cell>
          <table:table-cell table:style-name="ce3" office:value-type="string" calcext:value-type="string">
            <text:p><text:a xlink:href="http://www.facebook.com/950304481766047" xlink:type="simple">http://www.facebook.com/950304481766047</text:a>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kermorgant.a@gmail.com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11T22:55:47.37999" calcext:value-type="date">
            <text:p>11/11/2016 22:55:4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ejane Parizeault Ballard</text:p>
          </table:table-cell>
          <table:table-cell table:style-name="ce3" office:value-type="string" calcext:value-type="string">
            <text:p><text:a xlink:href="http://lh3.googleusercontent.com/f1ytUj8kkwObgtDmhrUHOVRF2UDPJFfzVrwrXFhfe0vAsmzTwvwVysFQP7fCQY-8URmZxUtEBGTNW5AM9-GH=s0" xlink:type="simple">http://lh3.googleusercontent.com/f1ytUj8kkwObgtDmhrUHOVRF2UDPJFfzVrwrXFhfe0vAsmzTwvwVysFQP7fCQY-8URmZxUtEBGTNW5AM9-GH=s0</text:a></text:p>
          </table:table-cell>
          <table:table-cell table:style-name="ce1" office:value-type="string" calcext:value-type="string">
            <text:p>L'automne notre saison préférée </text:p>
          </table:table-cell>
          <table:table-cell table:style-name="ce3" office:value-type="string" calcext:value-type="string">
            <text:p><text:a xlink:href="http://www.facebook.com/10206789692654053" xlink:type="simple">http://www.facebook.com/10206789692654053</text:a>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rejaneballard@videotron.ca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11T22:38:49.83109" calcext:value-type="date">
            <text:p>11/11/2016 22:38:5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Hélène Tournié</text:p>
          </table:table-cell>
          <table:table-cell table:style-name="ce3" office:value-type="string" calcext:value-type="string">
            <text:p><text:a xlink:href="http://lh3.googleusercontent.com/glvupUrde5jlp4HoCZSGE-qYd0s7RvZInxDll4kH-ejAozZd2SWmE-isKFwmSxEB8nMfXBGnCDknCvY14w=s0" xlink:type="simple">http://lh3.googleusercontent.com/glvupUrde5jlp4HoCZSGE-qYd0s7RvZInxDll4kH-ejAozZd2SWmE-isKFwmSxEB8nMfXBGnCDknCvY14w=s0</text:a></text:p>
          </table:table-cell>
          <table:table-cell table:style-name="ce1" office:value-type="string" calcext:value-type="string">
            <text:p>Bon et ce changement d'heure on en parle ??!</text:p>
          </table:table-cell>
          <table:table-cell table:style-name="ce3" office:value-type="string" calcext:value-type="string">
            <text:p><text:a xlink:href="http://www.facebook.com/10210281631295981" xlink:type="simple">http://www.facebook.com/10210281631295981</text:a>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h.tournie@gmail.com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11T22:19:53.60754" calcext:value-type="date">
            <text:p>11/11/2016 22:19:5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hristellemirco Spietsaert</text:p>
          </table:table-cell>
          <table:table-cell table:style-name="ce3" office:value-type="string" calcext:value-type="string">
            <text:p><text:a xlink:href="http://lh3.googleusercontent.com/bzX6sezDdOiQBQIOUomLkdQsQJmenerL6ujFHHKnqmaPjmVjWMMzb5Fc661NzdV8J3dho27SvkAz8r4Kcg=s0" xlink:type="simple">http://lh3.googleusercontent.com/bzX6sezDdOiQBQIOUomLkdQsQJmenerL6ujFHHKnqmaPjmVjWMMzb5Fc661NzdV8J3dho27SvkAz8r4Kcg=s0</text:a></text:p>
          </table:table-cell>
          <table:table-cell table:style-name="ce1" office:value-type="string" calcext:value-type="string">
            <text:p>Lou </text:p>
          </table:table-cell>
          <table:table-cell table:style-name="ce3" office:value-type="string" calcext:value-type="string">
            <text:p><text:a xlink:href="http://www.facebook.com/329569694089933" xlink:type="simple">http://www.facebook.com/329569694089933</text:a>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11T21:32:09.57978" calcext:value-type="date">
            <text:p>11/11/2016 21:32: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hantale Breton</text:p>
          </table:table-cell>
          <table:table-cell table:style-name="ce3" office:value-type="string" calcext:value-type="string">
            <text:p><text:a xlink:href="http://lh3.googleusercontent.com/NY2nl4AjNu9qFpP5tj-QH1LQpbP3VqemfqBHfdrKonCym_fGbtp6oSbaqQM6ky_duw0lAAt10VTYa_RIolwV=s0" xlink:type="simple">http://lh3.googleusercontent.com/NY2nl4AjNu9qFpP5tj-QH1LQpbP3VqemfqBHfdrKonCym_fGbtp6oSbaqQM6ky_duw0lAAt10VTYa_RIolwV=s0</text:a></text:p>
          </table:table-cell>
          <table:table-cell table:style-name="ce1" office:value-type="string" calcext:value-type="string">
            <text:p>Jador en ballade </text:p>
          </table:table-cell>
          <table:table-cell table:style-name="ce3" office:value-type="string" calcext:value-type="string">
            <text:p><text:a xlink:href="http://www.facebook.com/1422431504468822" xlink:type="simple">http://www.facebook.com/1422431504468822</text:a>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11T20:27:24.16035" calcext:value-type="date">
            <text:p>11/11/2016 20:27:2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Marie-julie Ballard</text:p>
          </table:table-cell>
          <table:table-cell table:style-name="ce3" office:value-type="string" calcext:value-type="string">
            <text:p><text:a xlink:href="http://lh3.googleusercontent.com/NPwYc2djOQp3mLh4scydmLwgLB4yn4vdXkD-5bL23h2pkUZ4x062LuZ_4Pmf9H2c3UxCdCnamRkHo36kO4JY=s0" xlink:type="simple">http://lh3.googleusercontent.com/NPwYc2djOQp3mLh4scydmLwgLB4yn4vdXkD-5bL23h2pkUZ4x062LuZ_4Pmf9H2c3UxCdCnamRkHo36kO4JY=s0</text:a></text:p>
          </table:table-cell>
          <table:table-cell table:style-name="ce1" office:value-type="string" calcext:value-type="string">
            <text:p>Sissy dans les bois</text:p>
          </table:table-cell>
          <table:table-cell table:style-name="ce3" office:value-type="string" calcext:value-type="string">
            <text:p><text:a xlink:href="http://www.facebook.com/10208719712008317" xlink:type="simple">http://www.facebook.com/10208719712008317</text:a>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lainducharme23@hotmail.com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11T10:52:07.34218" calcext:value-type="date">
            <text:p>11/11/2016 10:52:0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arie Wilhelm</text:p>
          </table:table-cell>
          <table:table-cell table:style-name="ce3" office:value-type="string" calcext:value-type="string">
            <text:p><text:a xlink:href="http://lh3.googleusercontent.com/FhtLn6kU06lujJ519nx-d7V-G4QAvjZnw6yTzows-CJPUXB_86muMuqedAwftWV_4KbC9WQSXDw_fOeZVQ=s0" xlink:type="simple">http://lh3.googleusercontent.com/FhtLn6kU06lujJ519nx-d7V-G4QAvjZnw6yTzows-CJPUXB_86muMuqedAwftWV_4KbC9WQSXDw_fOeZVQ=s0</text:a></text:p>
          </table:table-cell>
          <table:table-cell table:style-name="ce1" office:value-type="string" calcext:value-type="string">
            <text:p>Mylou aux couleurs d'automne!!</text:p>
          </table:table-cell>
          <table:table-cell table:style-name="ce3" office:value-type="string" calcext:value-type="string">
            <text:p><text:a xlink:href="http://www.facebook.com/1343558368996207" xlink:type="simple">http://www.facebook.com/1343558368996207</text:a>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9T14:04:23.14666" calcext:value-type="date">
            <text:p>11/9/2016 14:04: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Clara Ribeiro</text:p>
          </table:table-cell>
          <table:table-cell table:style-name="ce3" office:value-type="string" calcext:value-type="string">
            <text:p><text:a xlink:href="http://lh3.googleusercontent.com/0hmPZyAgqHxsCtY3UGXz8sLpgSEwftJk6Dplu9GSUVelWkkqt88pLY913F7kB4k1iBKSB0C--4fERE9Lx3k=s0" xlink:type="simple">http://lh3.googleusercontent.com/0hmPZyAgqHxsCtY3UGXz8sLpgSEwftJk6Dplu9GSUVelWkkqt88pLY913F7kB4k1iBKSB0C--4fERE9Lx3k=s0</text:a></text:p>
          </table:table-cell>
          <table:table-cell table:style-name="ce1" office:value-type="string" calcext:value-type="string">
            <text:p>Maurice fête Halloween 👻 </text:p>
          </table:table-cell>
          <table:table-cell table:style-name="ce3" office:value-type="string" calcext:value-type="string">
            <text:p><text:a xlink:href="http://www.facebook.com/10210720433749643" xlink:type="simple">http://www.facebook.com/10210720433749643</text:a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lowe.zion@gmail.com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1T21:24:35.18958" calcext:value-type="date">
            <text:p>11/1/2016 21:24:3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Julie Porte</text:p>
          </table:table-cell>
          <table:table-cell table:style-name="ce3" office:value-type="string" calcext:value-type="string">
            <text:p><text:a xlink:href="http://lh3.googleusercontent.com/sWineow22HM2SA8BdmE5MkoMVdWJFaJoC70OCPv4lQ-48hr8y9mYUPzfJ2xFTIexhdQZfnF1mntozBLoMVa_=s0" xlink:type="simple">http://lh3.googleusercontent.com/sWineow22HM2SA8BdmE5MkoMVdWJFaJoC70OCPv4lQ-48hr8y9mYUPzfJ2xFTIexhdQZfnF1mntozBLoMVa_=s0</text:a></text:p>
          </table:table-cell>
          <table:table-cell table:style-name="ce1" office:value-type="string" calcext:value-type="string">
            <text:p>No woman no cry ! </text:p>
          </table:table-cell>
          <table:table-cell table:style-name="ce3" office:value-type="string" calcext:value-type="string">
            <text:p><text:a xlink:href="http://www.facebook.com/10157767840895602" xlink:type="simple">http://www.facebook.com/10157767840895602</text:a>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julieporte2@gmail.com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1T18:46:57.08626" calcext:value-type="date">
            <text:p>11/1/2016 18:46:5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Julian Nicoletti</text:p>
          </table:table-cell>
          <table:table-cell table:style-name="ce3" office:value-type="string" calcext:value-type="string">
            <text:p><text:a xlink:href="http://lh3.googleusercontent.com/7VFwHvK-4B2kfIz-7ltIw6tCI3XheaLHC8tsxTLq0NidVPgnKLcYiDCBMtBJyecxdK-DXJBfEiOALl4EQF4=s0" xlink:type="simple">http://lh3.googleusercontent.com/7VFwHvK-4B2kfIz-7ltIw6tCI3XheaLHC8tsxTLq0NidVPgnKLcYiDCBMtBJyecxdK-DXJBfEiOALl4EQF4=s0</text:a></text:p>
          </table:table-cell>
          <table:table-cell table:style-name="ce1" office:value-type="string" calcext:value-type="string">
            <text:p>Sati en balade </text:p>
          </table:table-cell>
          <table:table-cell table:style-name="ce3" office:value-type="string" calcext:value-type="string">
            <text:p><text:a xlink:href="http://www.facebook.com/1055506347902675" xlink:type="simple">http://www.facebook.com/1055506347902675</text:a>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1T18:38:53.38477" calcext:value-type="date">
            <text:p>11/1/2016 18:38:5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aro Louky</text:p>
          </table:table-cell>
          <table:table-cell table:style-name="ce3" office:value-type="string" calcext:value-type="string">
            <text:p><text:a xlink:href="http://lh3.googleusercontent.com/eL9K2Ygi7OZ1PenScmwgojYXloOwBxfmy0MrNqdCpCpwO3Lj67ZcVC0SJXrsJ-vJ-GxdbWB5YblAYvSku3I=s0" xlink:type="simple">http://lh3.googleusercontent.com/eL9K2Ygi7OZ1PenScmwgojYXloOwBxfmy0MrNqdCpCpwO3Lj67ZcVC0SJXrsJ-vJ-GxdbWB5YblAYvSku3I=s0</text:a></text:p>
          </table:table-cell>
          <table:table-cell table:style-name="ce1" office:value-type="string" calcext:value-type="string">
            <text:p>Mashka profite de la plage et du club olympique </text:p>
          </table:table-cell>
          <table:table-cell table:style-name="ce3" office:value-type="string" calcext:value-type="string">
            <text:p><text:a xlink:href="http://www.facebook.com/1216457331744921" xlink:type="simple">http://www.facebook.com/1216457331744921</text:a>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carolelecuyer@orange.fr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1T16:34:36.92836" calcext:value-type="date">
            <text:p>11/1/2016 16:34:3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Gregory Demoor</text:p>
          </table:table-cell>
          <table:table-cell table:style-name="ce3" office:value-type="string" calcext:value-type="string">
            <text:p><text:a xlink:href="http://lh3.googleusercontent.com/hjegsVbiRgmtPBfFdJwtt5unWJDkqpIUY5QaHM_FWWL7dm0p2QHI7lD-roMMWix5saoB1IqvoGNbvnbuUg=s0" xlink:type="simple">http://lh3.googleusercontent.com/hjegsVbiRgmtPBfFdJwtt5unWJDkqpIUY5QaHM_FWWL7dm0p2QHI7lD-roMMWix5saoB1IqvoGNbvnbuUg=s0</text:a></text:p>
          </table:table-cell>
          <table:table-cell table:style-name="ce1" office:value-type="string" calcext:value-type="string">
            <text:p>noa et les couleurs de l autonome </text:p>
          </table:table-cell>
          <table:table-cell table:style-name="ce3" office:value-type="string" calcext:value-type="string">
            <text:p><text:a xlink:href="http://www.facebook.com/10209636973857037" xlink:type="simple">http://www.facebook.com/10209636973857037</text:a>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1T16:02:09.50576" calcext:value-type="date">
            <text:p>11/1/2016 16:02: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San Dra</text:p>
          </table:table-cell>
          <table:table-cell table:style-name="ce3" office:value-type="string" calcext:value-type="string">
            <text:p><text:a xlink:href="http://lh3.googleusercontent.com/uartdf3AjSMdcbq9v6zVBwquzqz8dUGu4-ded2aMGVJs7hEJy75f2aV7C4ALNXLCS7NCEGxtDyb0cKyGpiM=s0" xlink:type="simple">http://lh3.googleusercontent.com/uartdf3AjSMdcbq9v6zVBwquzqz8dUGu4-ded2aMGVJs7hEJy75f2aV7C4ALNXLCS7NCEGxtDyb0cKyGpiM=s0</text:a></text:p>
          </table:table-cell>
          <table:table-cell table:style-name="ce1" office:value-type="string" calcext:value-type="string">
            <text:p>Kiara prête pour sa ballade en foret.</text:p>
          </table:table-cell>
          <table:table-cell table:style-name="ce3" office:value-type="string" calcext:value-type="string">
            <text:p><text:a xlink:href="http://www.facebook.com/553392658192009" xlink:type="simple">http://www.facebook.com/553392658192009</text:a>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lesgirlys@live.fr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1T15:55:33.37282" calcext:value-type="date">
            <text:p>11/1/2016 15:55:3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nne-so Phie</text:p>
          </table:table-cell>
          <table:table-cell table:style-name="ce3" office:value-type="string" calcext:value-type="string">
            <text:p><text:a xlink:href="http://lh3.googleusercontent.com/IGoqgyhu8QpH3YKKvnNZ5zFjLrHOGzk4rjkqsgJO-XXLX-3FlLC6dOKcxpVDoEbRfE41VAVMkGr42Rf0LQQ=s0" xlink:type="simple">http://lh3.googleusercontent.com/IGoqgyhu8QpH3YKKvnNZ5zFjLrHOGzk4rjkqsgJO-XXLX-3FlLC6dOKcxpVDoEbRfE41VAVMkGr42Rf0LQQ=s0</text:a></text:p>
          </table:table-cell>
          <table:table-cell table:style-name="ce1" office:value-type="string" calcext:value-type="string">
            <text:p>Jazz en promenade</text:p>
          </table:table-cell>
          <table:table-cell table:style-name="ce3" office:value-type="string" calcext:value-type="string">
            <text:p><text:a xlink:href="http://www.facebook.com/10210755719911454" xlink:type="simple">http://www.facebook.com/10210755719911454</text:a>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1T15:44:36.78085" calcext:value-type="date">
            <text:p>11/1/2016 15:44:3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Laetitia Berton</text:p>
          </table:table-cell>
          <table:table-cell table:style-name="ce3" office:value-type="string" calcext:value-type="string">
            <text:p><text:a xlink:href="http://lh3.googleusercontent.com/PrSYk9R238T5lRTvQxC6ZueV0vCKrNthMeWfqy3zGykQVSGoRvCrVd7rxkfespZ4W8yV_n8RjBUD_EhvPA=s0" xlink:type="simple">http://lh3.googleusercontent.com/PrSYk9R238T5lRTvQxC6ZueV0vCKrNthMeWfqy3zGykQVSGoRvCrVd7rxkfespZ4W8yV_n8RjBUD_EhvPA=s0</text:a></text:p>
          </table:table-cell>
          <table:table-cell table:style-name="ce1" office:value-type="string" calcext:value-type="string">
            <text:p>Ipso S éclatant à marcher dans les feuilles</text:p>
          </table:table-cell>
          <table:table-cell table:style-name="ce3" office:value-type="string" calcext:value-type="string">
            <text:p><text:a xlink:href="http://www.facebook.com/10209727847144319" xlink:type="simple">http://www.facebook.com/10209727847144319</text:a>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bertonlaetitia@sfr.fr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1T14:54:03.46323" calcext:value-type="date">
            <text:p>11/1/2016 14:54:0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Doryne Anclin</text:p>
          </table:table-cell>
          <table:table-cell table:style-name="ce3" office:value-type="string" calcext:value-type="string">
            <text:p><text:a xlink:href="http://lh3.googleusercontent.com/l4dXyqib_aXjeFG4fWceKCFGHxB3n6-wDQ28WAhipIfUvt2YSxzCdf-v5Ghjqt1beYqdC4z0OFrP2q-T-FU=s0" xlink:type="simple">http://lh3.googleusercontent.com/l4dXyqib_aXjeFG4fWceKCFGHxB3n6-wDQ28WAhipIfUvt2YSxzCdf-v5Ghjqt1beYqdC4z0OFrP2q-T-FU=s0</text:a></text:p>
          </table:table-cell>
          <table:table-cell table:style-name="ce1" office:value-type="string" calcext:value-type="string">
            <text:p>« J'aime me mettre en hauteur pour observer le magnifique paysage automnal. »</text:p>
            <text:p>Idéfix des Poupons Frisés. </text:p>
          </table:table-cell>
          <table:table-cell table:style-name="ce3" office:value-type="string" calcext:value-type="string">
            <text:p><text:a xlink:href="http://www.facebook.com/1211061802273214" xlink:type="simple">http://www.facebook.com/1211061802273214</text:a>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royal-r@hotmail.fr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1T14:47:36.34043" calcext:value-type="date">
            <text:p>11/1/2016 14:47:3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Maud Egger</text:p>
          </table:table-cell>
          <table:table-cell table:style-name="ce3" office:value-type="string" calcext:value-type="string">
            <text:p><text:a xlink:href="http://lh3.googleusercontent.com/okIvzagGftQoNj0NfX5vop31EYTHE0jZ48sUSzckkGNAe-z5T1GENznPqYnsCYGOwq-gpv0J_hVjhUXBzXE=s0" xlink:type="simple">http://lh3.googleusercontent.com/okIvzagGftQoNj0NfX5vop31EYTHE0jZ48sUSzckkGNAe-z5T1GENznPqYnsCYGOwq-gpv0J_hVjhUXBzXE=s0</text:a></text:p>
          </table:table-cell>
          <table:table-cell table:style-name="ce1" office:value-type="string" calcext:value-type="string">
            <text:p>Elle aime prendre la pose pour être photographié. 😉 </text:p>
          </table:table-cell>
          <table:table-cell table:style-name="ce3" office:value-type="string" calcext:value-type="string">
            <text:p><text:a xlink:href="http://www.facebook.com/619125804915304" xlink:type="simple">http://www.facebook.com/619125804915304</text:a>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egger.maud23@gmail.com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1T13:48:39.22823" calcext:value-type="date">
            <text:p>11/1/2016 13:48:3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Alexandra Plourde</text:p>
          </table:table-cell>
          <table:table-cell table:style-name="ce3" office:value-type="string" calcext:value-type="string">
            <text:p><text:a xlink:href="http://lh3.googleusercontent.com/hOnXdPlPCvMXR5D14LLEd1ExZx7nKsud9sgLLTcJYzEZ3ROX7fJ_-1ORxWu55NLzv2JB2fNDlEGWrr0EnQ=s0" xlink:type="simple">http://lh3.googleusercontent.com/hOnXdPlPCvMXR5D14LLEd1ExZx7nKsud9sgLLTcJYzEZ3ROX7fJ_-1ORxWu55NLzv2JB2fNDlEGWrr0EnQ=s0</text:a></text:p>
          </table:table-cell>
          <table:table-cell table:style-name="ce1" office:value-type="string" calcext:value-type="string">
            <text:p>Journée tranquille dans un chalet paisible. </text:p>
          </table:table-cell>
          <table:table-cell table:style-name="ce3" office:value-type="string" calcext:value-type="string">
            <text:p><text:a xlink:href="http://www.facebook.com/10155473246039251" xlink:type="simple">http://www.facebook.com/10155473246039251</text:a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alexandraplourde@hotmail.ca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1T13:26:24.67108" calcext:value-type="date">
            <text:p>11/1/2016 13:26:2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Line Demortière</text:p>
          </table:table-cell>
          <table:table-cell table:style-name="ce3" office:value-type="string" calcext:value-type="string">
            <text:p><text:a xlink:href="http://lh3.googleusercontent.com/W1dBkptME4Eav0asndZ43n34O4HNEYTYes95LnvdMaVzpbDytmXXYgVGf6CthtKUOuIot6lF_nkDuVM4yp0=s0" xlink:type="simple">http://lh3.googleusercontent.com/W1dBkptME4Eav0asndZ43n34O4HNEYTYes95LnvdMaVzpbDytmXXYgVGf6CthtKUOuIot6lF_nkDuVM4yp0=s0</text:a></text:p>
          </table:table-cell>
          <table:table-cell table:style-name="ce1" office:value-type="string" calcext:value-type="string">
            <text:p>Zoe et Mia</text:p>
          </table:table-cell>
          <table:table-cell table:style-name="ce3" office:value-type="string" calcext:value-type="string">
            <text:p><text:a xlink:href="http://www.facebook.com/1648768615420749" xlink:type="simple">http://www.facebook.com/1648768615420749</text:a>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inedemortiere@gmail.com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1T11:35:53.88187" calcext:value-type="date">
            <text:p>11/1/2016 11:35:5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Angel Hanton</text:p>
          </table:table-cell>
          <table:table-cell table:style-name="ce3" office:value-type="string" calcext:value-type="string">
            <text:p><text:a xlink:href="http://lh3.googleusercontent.com/6KbhAL7EEjhREQSl-mFBFx8nA5hYBY-noZjoXBiMZ_BXipC1-rqB_i-S409tSJ4tNr7_DBWCkSSrVQY0WA=s0" xlink:type="simple">http://lh3.googleusercontent.com/6KbhAL7EEjhREQSl-mFBFx8nA5hYBY-noZjoXBiMZ_BXipC1-rqB_i-S409tSJ4tNr7_DBWCkSSrVQY0WA=s0</text:a></text:p>
          </table:table-cell>
          <table:table-cell table:style-name="ce1" office:value-type="string" calcext:value-type="string">
            <text:p>Ugo en promenade avec son amie Lao</text:p>
          </table:table-cell>
          <table:table-cell table:style-name="ce3" office:value-type="string" calcext:value-type="string">
            <text:p><text:a xlink:href="http://www.facebook.com/10154182761357987" xlink:type="simple">http://www.facebook.com/10154182761357987</text:a>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hanton.angel@live.b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1T11:18:35.69851" calcext:value-type="date">
            <text:p>11/1/2016 11:18:3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araSyl Maegerli</text:p>
          </table:table-cell>
          <table:table-cell table:style-name="ce3" office:value-type="string" calcext:value-type="string">
            <text:p><text:a xlink:href="http://lh3.googleusercontent.com/AxyRLrKS39vN1Z7kzdR89xJZFzK1WVhXJRx0vS6kD-6smtBR56PalEeAk7zezdnPWf8qWas4gHS7mM3c0w=s0" xlink:type="simple">http://lh3.googleusercontent.com/AxyRLrKS39vN1Z7kzdR89xJZFzK1WVhXJRx0vS6kD-6smtBR56PalEeAk7zezdnPWf8qWas4gHS7mM3c0w=s0</text:a></text:p>
          </table:table-cell>
          <table:table-cell table:style-name="ce1" office:value-type="string" calcext:value-type="string">
            <text:p>ELVIS, </text:p>
            <text:p>berger australien 3 ans</text:p>
          </table:table-cell>
          <table:table-cell table:style-name="ce3" office:value-type="string" calcext:value-type="string">
            <text:p><text:a xlink:href="http://www.facebook.com/685064741652114" xlink:type="simple">http://www.facebook.com/685064741652114</text:a>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yljackcara@gmail.com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1T10:44:53.10619" calcext:value-type="date">
            <text:p>11/1/2016 10:44:53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Laurent Torregrosa</text:p>
          </table:table-cell>
          <table:table-cell table:style-name="ce3" office:value-type="string" calcext:value-type="string">
            <text:p><text:a xlink:href="http://lh3.googleusercontent.com/A4KSRKUoQwRs75rg94HP5RiMdRtTm15dZFBHTGTyb_tkJkp_fiLgCok8zI2pATfYT1Hw2KHHHU8EjRSNxtG1=s0" xlink:type="simple">http://lh3.googleusercontent.com/A4KSRKUoQwRs75rg94HP5RiMdRtTm15dZFBHTGTyb_tkJkp_fiLgCok8zI2pATfYT1Hw2KHHHU8EjRSNxtG1=s0</text:a></text:p>
          </table:table-cell>
          <table:table-cell table:style-name="ce1" office:value-type="string" calcext:value-type="string">
            <text:p>Louska - Berger Australien (2 mois)</text:p>
          </table:table-cell>
          <table:table-cell table:style-name="ce3" office:value-type="string" calcext:value-type="string">
            <text:p><text:a xlink:href="http://www.facebook.com/10207159712611674" xlink:type="simple">http://www.facebook.com/10207159712611674</text:a>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1T10:08:59.09016" calcext:value-type="date">
            <text:p>11/1/2016 10:08:5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Luc Libotte</text:p>
          </table:table-cell>
          <table:table-cell table:style-name="ce3" office:value-type="string" calcext:value-type="string">
            <text:p><text:a xlink:href="http://lh3.googleusercontent.com/Qq7yd4UtyATA6BidhDeq5LIcxWCZ-rDZ6WrbW1MMLdFksj_32pAV9cd-SJx08HkBoRfZd5qqmmU_0SOY_g=s0" xlink:type="simple">http://lh3.googleusercontent.com/Qq7yd4UtyATA6BidhDeq5LIcxWCZ-rDZ6WrbW1MMLdFksj_32pAV9cd-SJx08HkBoRfZd5qqmmU_0SOY_g=s0</text:a></text:p>
          </table:table-cell>
          <table:table-cell table:style-name="ce1" office:value-type="string" calcext:value-type="string">
            <text:p>Léa en balade 🐶</text:p>
          </table:table-cell>
          <table:table-cell table:style-name="ce3" office:value-type="string" calcext:value-type="string">
            <text:p><text:a xlink:href="http://www.facebook.com/10211433762868036" xlink:type="simple">http://www.facebook.com/10211433762868036</text:a>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1T09:56:06.76249" calcext:value-type="date">
            <text:p>11/1/2016 9:56:0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Aurore Maëchling</text:p>
          </table:table-cell>
          <table:table-cell table:style-name="ce3" office:value-type="string" calcext:value-type="string">
            <text:p><text:a xlink:href="http://lh3.googleusercontent.com/ZsAg_fT5ZchyX1qrA3KHn3DB8dmVUqiU5f7-GlBatBsrztjdOSPudtUTZFqoY3JYjfIleQreqNZBD_ZG7nQ=s0" xlink:type="simple">http://lh3.googleusercontent.com/ZsAg_fT5ZchyX1qrA3KHn3DB8dmVUqiU5f7-GlBatBsrztjdOSPudtUTZFqoY3JYjfIleQreqNZBD_ZG7nQ=s0</text:a></text:p>
          </table:table-cell>
          <table:table-cell table:style-name="ce1" office:value-type="string" calcext:value-type="string">
            <text:p>Le bonheur selon Falco</text:p>
          </table:table-cell>
          <table:table-cell table:style-name="ce3" office:value-type="string" calcext:value-type="string">
            <text:p><text:a xlink:href="http://www.facebook.com/10208165995521696" xlink:type="simple">http://www.facebook.com/10208165995521696</text:a>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1T09:34:33.79682" calcext:value-type="date">
            <text:p>11/1/2016 9:34:3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Auré Mrn</text:p>
          </table:table-cell>
          <table:table-cell table:style-name="ce3" office:value-type="string" calcext:value-type="string">
            <text:p><text:a xlink:href="http://lh3.googleusercontent.com/9uc5usTv227wTtslk7QGR571eYoWS3V_oUfrn2hfiXXLHSp42pIqYxNiju7W5UO2dEEcEMdbCcX843xauA=s0" xlink:type="simple">http://lh3.googleusercontent.com/9uc5usTv227wTtslk7QGR571eYoWS3V_oUfrn2hfiXXLHSp42pIqYxNiju7W5UO2dEEcEMdbCcX843xauA=s0</text:a></text:p>
          </table:table-cell>
          <table:table-cell table:style-name="ce1" office:value-type="string" calcext:value-type="string">
            <text:p>Cancùn déguisé en petite citrouille 🎃 </text:p>
          </table:table-cell>
          <table:table-cell table:style-name="ce3" office:value-type="string" calcext:value-type="string">
            <text:p><text:a xlink:href="http://www.facebook.com/340232816342404" xlink:type="simple">http://www.facebook.com/340232816342404</text:a>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aurelie_moreno@hotmail.com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1T09:27:33.09388" calcext:value-type="date">
            <text:p>11/1/2016 9:27:33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Francis Verbesselt</text:p>
          </table:table-cell>
          <table:table-cell table:style-name="ce3" office:value-type="string" calcext:value-type="string">
            <text:p><text:a xlink:href="http://lh3.googleusercontent.com/glCBEK8jfVm6Ly_gkvENJRW15BMeoz7bX7z9Fpl8eUAqM5sRz8QQMrz8eSz3Kyimn3GRH4NQZMAm-cXvXA=s0" xlink:type="simple">http://lh3.googleusercontent.com/glCBEK8jfVm6Ly_gkvENJRW15BMeoz7bX7z9Fpl8eUAqM5sRz8QQMrz8eSz3Kyimn3GRH4NQZMAm-cXvXA=s0</text:a></text:p>
          </table:table-cell>
          <table:table-cell table:style-name="ce1" office:value-type="string" calcext:value-type="string">
            <text:p>vivement le printemps</text:p>
          </table:table-cell>
          <table:table-cell table:style-name="ce3" office:value-type="string" calcext:value-type="string">
            <text:p><text:a xlink:href="http://www.facebook.com/10211401223933227" xlink:type="simple">http://www.facebook.com/10211401223933227</text:a>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1T09:26:59.79336" calcext:value-type="date">
            <text:p>11/1/2016 9:27:0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Bernadette Poly</text:p>
          </table:table-cell>
          <table:table-cell table:style-name="ce3" office:value-type="string" calcext:value-type="string">
            <text:p><text:a xlink:href="http://lh3.googleusercontent.com/DgxB_NBB5NlVwNWvJfF69tpbarcfsZ3YG7YCJlfJPUIA5l2z4coTHhGv30m2PYKFhL-8CfH43uaS1qaoemnk=s0" xlink:type="simple">http://lh3.googleusercontent.com/DgxB_NBB5NlVwNWvJfF69tpbarcfsZ3YG7YCJlfJPUIA5l2z4coTHhGv30m2PYKFhL-8CfH43uaS1qaoemnk=s0</text:a></text:p>
          </table:table-cell>
          <table:table-cell table:style-name="ce1" office:value-type="string" calcext:value-type="string">
            <text:p>maverick profite des derniers jours de soleil sur la balancelle</text:p>
          </table:table-cell>
          <table:table-cell table:style-name="ce3" office:value-type="string" calcext:value-type="string">
            <text:p><text:a xlink:href="http://www.facebook.com/1859767617593583" xlink:type="simple">http://www.facebook.com/1859767617593583</text:a>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ernadette.poly@orange.fr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1T09:21:39.82524" calcext:value-type="date">
            <text:p>11/1/2016 9:21:4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Justine Herlaud</text:p>
          </table:table-cell>
          <table:table-cell table:style-name="ce3" office:value-type="string" calcext:value-type="string">
            <text:p><text:a xlink:href="http://lh3.googleusercontent.com/myuM91JlkyggmplqnqcbJG514Khsr2E81kD8NPjAD_MIAwWAF88WMuWzvto-aCZQUQj4g_lkb--UUKOkoIg=s0" xlink:type="simple">http://lh3.googleusercontent.com/myuM91JlkyggmplqnqcbJG514Khsr2E81kD8NPjAD_MIAwWAF88WMuWzvto-aCZQUQj4g_lkb--UUKOkoIg=s0</text:a></text:p>
          </table:table-cell>
          <table:table-cell table:style-name="ce1" office:value-type="string" calcext:value-type="string">
            <text:p>Jamais sans son bâton <text:s/>lors des balades en forêt :) </text:p>
          </table:table-cell>
          <table:table-cell table:style-name="ce3" office:value-type="string" calcext:value-type="string">
            <text:p><text:a xlink:href="http://www.facebook.com/1186770201386219" xlink:type="simple">http://www.facebook.com/1186770201386219</text:a>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ju_herlaud@hotmail.ff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1T08:34:55.24764" calcext:value-type="date">
            <text:p>11/1/2016 8:34:5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Tiphaine Picow Hry</text:p>
          </table:table-cell>
          <table:table-cell table:style-name="ce3" office:value-type="string" calcext:value-type="string">
            <text:p><text:a xlink:href="http://lh3.googleusercontent.com/6Sy28hF_ml_c0JGuVieCmkLzkOrqCBEneRerdYdhE2MU2_uFh9q9tqVDH9LtuD13Q-T2zA2nR_e9ubKX_Xo=s0" xlink:type="simple">http://lh3.googleusercontent.com/6Sy28hF_ml_c0JGuVieCmkLzkOrqCBEneRerdYdhE2MU2_uFh9q9tqVDH9LtuD13Q-T2zA2nR_e9ubKX_Xo=s0</text:a></text:p>
          </table:table-cell>
          <table:table-cell table:style-name="ce1" office:value-type="string" calcext:value-type="string">
            <text:p>Maurice en ballade</text:p>
          </table:table-cell>
          <table:table-cell table:style-name="ce3" office:value-type="string" calcext:value-type="string">
            <text:p><text:a xlink:href="http://www.facebook.com/1341923679151087" xlink:type="simple">http://www.facebook.com/1341923679151087</text:a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tiphaine.herry@gmail.com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1T07:24:36.8827" calcext:value-type="date">
            <text:p>11/1/2016 7:24:3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Véronique Dumortier</text:p>
          </table:table-cell>
          <table:table-cell table:style-name="ce3" office:value-type="string" calcext:value-type="string">
            <text:p><text:a xlink:href="http://lh3.googleusercontent.com/butUy_CzJmWTkPefTVetZQeoliGNxOSknaZHhV5SK2cSvIa2pnEcYTGOyTLnWHLljqg0tpRRp89uuUOSEtM=s0" xlink:type="simple">http://lh3.googleusercontent.com/butUy_CzJmWTkPefTVetZQeoliGNxOSknaZHhV5SK2cSvIa2pnEcYTGOyTLnWHLljqg0tpRRp89uuUOSEtM=s0</text:a></text:p>
          </table:table-cell>
          <table:table-cell table:style-name="ce1" office:value-type="string" calcext:value-type="string">
            <text:p>Visite à mes copines les vaches qui comme moi ont la couleur des feuilles d automne😊</text:p>
          </table:table-cell>
          <table:table-cell table:style-name="ce3" office:value-type="string" calcext:value-type="string">
            <text:p><text:a xlink:href="http://www.facebook.com/10207379343544589" xlink:type="simple">http://www.facebook.com/10207379343544589</text:a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1T06:56:17.49468" calcext:value-type="date">
            <text:p>11/1/2016 6:56:1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Roxane Prévot</text:p>
          </table:table-cell>
          <table:table-cell table:style-name="ce3" office:value-type="string" calcext:value-type="string">
            <text:p><text:a xlink:href="http://lh3.googleusercontent.com/mNAfN2atSfrZBDPBIvAX2Vhov0ZVA4CBykM3aiuyodxdpreciD1hSSWcSek2xTSlv94YwxG5FS34BREhPUM=s0" xlink:type="simple">http://lh3.googleusercontent.com/mNAfN2atSfrZBDPBIvAX2Vhov0ZVA4CBykM3aiuyodxdpreciD1hSSWcSek2xTSlv94YwxG5FS34BREhPUM=s0</text:a></text:p>
          </table:table-cell>
          <table:table-cell table:style-name="ce1" office:value-type="string" calcext:value-type="string">
            <text:p>Des bonbons ou un sort ??</text:p>
          </table:table-cell>
          <table:table-cell table:style-name="ce3" office:value-type="string" calcext:value-type="string">
            <text:p><text:a xlink:href="http://www.facebook.com/10210822348096744" xlink:type="simple">http://www.facebook.com/10210822348096744</text:a>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lachevrerie84@outlook.fr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1-01T00:41:15.24521" calcext:value-type="date">
            <text:p>11/1/2016 0:41:1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Stéphanie Hermé</text:p>
          </table:table-cell>
          <table:table-cell table:style-name="ce3" office:value-type="string" calcext:value-type="string">
            <text:p><text:a xlink:href="http://lh3.googleusercontent.com/t95bFeqJIHKJ9bBySz-WEWPbH4yaRXuLGiHNrK41Z15ZdrEP-U0hwEskYlN897eUpRDrxE0chtA8sLUUgA=s0" xlink:type="simple">http://lh3.googleusercontent.com/t95bFeqJIHKJ9bBySz-WEWPbH4yaRXuLGiHNrK41Z15ZdrEP-U0hwEskYlN897eUpRDrxE0chtA8sLUUgA=s0</text:a></text:p>
          </table:table-cell>
          <table:table-cell table:style-name="ce1" office:value-type="string" calcext:value-type="string">
            <text:p>Sous la couverture c mieux !!</text:p>
          </table:table-cell>
          <table:table-cell table:style-name="ce3" office:value-type="string" calcext:value-type="string">
            <text:p><text:a xlink:href="http://www.facebook.com/10209354214603579" xlink:type="simple">http://www.facebook.com/10209354214603579</text:a>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0-31T22:37:37.55502" calcext:value-type="date">
            <text:p>10/31/2016 22:37: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Jdu Déborah</text:p>
          </table:table-cell>
          <table:table-cell table:style-name="ce3" office:value-type="string" calcext:value-type="string">
            <text:p><text:a xlink:href="http://lh3.googleusercontent.com/Vmos39RmiEwiMZ0n6v5HCLqUMj5SQT7smOdQdjAouadjk1WSpvfNRkidrNFmbUkIX3XrpUyUHAQVY3PN5Lo=s0" xlink:type="simple">http://lh3.googleusercontent.com/Vmos39RmiEwiMZ0n6v5HCLqUMj5SQT7smOdQdjAouadjk1WSpvfNRkidrNFmbUkIX3XrpUyUHAQVY3PN5Lo=s0</text:a></text:p>
          </table:table-cell>
          <table:table-cell table:style-name="ce1" office:value-type="string" calcext:value-type="string">
            <text:p>Louna qui est sous son pancho ^^</text:p>
          </table:table-cell>
          <table:table-cell table:style-name="ce3" office:value-type="string" calcext:value-type="string">
            <text:p><text:a xlink:href="http://www.facebook.com/10209062811638784" xlink:type="simple">http://www.facebook.com/10209062811638784</text:a>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0-31T22:17:08.51138" calcext:value-type="date">
            <text:p>10/31/2016 22:17:0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AngeLique Estay</text:p>
          </table:table-cell>
          <table:table-cell table:style-name="ce3" office:value-type="string" calcext:value-type="string">
            <text:p><text:a xlink:href="http://lh3.googleusercontent.com/1GDWHZmSSo8bqaMvyHmFe-sy0x1SHjaa6t87fWsniXxcPAZrJiLXgmSzxaOSvLq-Wvnb4R05ETL3L8jPRg9X=s0" xlink:type="simple">http://lh3.googleusercontent.com/1GDWHZmSSo8bqaMvyHmFe-sy0x1SHjaa6t87fWsniXxcPAZrJiLXgmSzxaOSvLq-Wvnb4R05ETL3L8jPRg9X=s0</text:a></text:p>
          </table:table-cell>
          <table:table-cell table:style-name="ce1" office:value-type="string" calcext:value-type="string">
            <text:p>Mes bébé d'amour ! 💕 Ils aiment tous jouer, ils sont tous câlins, 2 femelle 2 mâle, 1 yorkshire toy, 3 cavalier King Charles ! ❤️ Voter pour mes bébé faite les gagner </text:p>
          </table:table-cell>
          <table:table-cell table:style-name="ce3" office:value-type="string" calcext:value-type="string">
            <text:p><text:a xlink:href="http://www.facebook.com/650262045135159" xlink:type="simple">http://www.facebook.com/650262045135159</text:a>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aniff.angel@gmail.com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0-31T21:31:22.83747" calcext:value-type="date">
            <text:p>10/31/2016 21:31:2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Olivier Poidlins</text:p>
          </table:table-cell>
          <table:table-cell table:style-name="ce3" office:value-type="string" calcext:value-type="string">
            <text:p><text:a xlink:href="http://lh3.googleusercontent.com/Ciq_pLqxZElg1Y6pw29iCAktUs6_YyZDE7Gjhj2lSoyD7WR1LhhjdSzfXhv9P44oRYoaB1fIX4Xh-Y-QHA=s0" xlink:type="simple">http://lh3.googleusercontent.com/Ciq_pLqxZElg1Y6pw29iCAktUs6_YyZDE7Gjhj2lSoyD7WR1LhhjdSzfXhv9P44oRYoaB1fIX4Xh-Y-QHA=s0</text:a></text:p>
          </table:table-cell>
          <table:table-cell table:style-name="ce1" office:value-type="string" calcext:value-type="string">
            <text:p>Ross (gauche) 4ans et mini ross 8mois en balade en forêt.</text:p>
          </table:table-cell>
          <table:table-cell table:style-name="ce3" office:value-type="string" calcext:value-type="string">
            <text:p><text:a xlink:href="http://www.facebook.com/330624460651500" xlink:type="simple">http://www.facebook.com/330624460651500</text:a>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0-31T20:53:16.57658" calcext:value-type="date">
            <text:p>10/31/2016 20:53:1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Toni da Cruz</text:p>
          </table:table-cell>
          <table:table-cell table:style-name="ce3" office:value-type="string" calcext:value-type="string">
            <text:p><text:a xlink:href="http://lh3.googleusercontent.com/tvJ_dUFMcr7EzzqvxRpJXL1wkGnLXvvF0Xu8CZ1NMNUapjaQRVG5xAFzK-DZLVdzP1mq--5njdKLMSuYlZc=s0" xlink:type="simple">http://lh3.googleusercontent.com/tvJ_dUFMcr7EzzqvxRpJXL1wkGnLXvvF0Xu8CZ1NMNUapjaQRVG5xAFzK-DZLVdzP1mq--5njdKLMSuYlZc=s0</text:a></text:p>
          </table:table-cell>
          <table:table-cell table:style-name="ce1" office:value-type="string" calcext:value-type="string">
            <text:p>Buck dort au calme</text:p>
          </table:table-cell>
          <table:table-cell table:style-name="ce3" office:value-type="string" calcext:value-type="string">
            <text:p><text:a xlink:href="http://www.facebook.com/1488169487864806" xlink:type="simple">http://www.facebook.com/1488169487864806</text:a>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toni.sousadacruz@gmail.com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0-31T20:03:33.09229" calcext:value-type="date">
            <text:p>10/31/2016 20:03:3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Sandrine Bruneau</text:p>
          </table:table-cell>
          <table:table-cell table:style-name="ce3" office:value-type="string" calcext:value-type="string">
            <text:p><text:a xlink:href="http://lh3.googleusercontent.com/3aYbzoKDc7SFONluQW7c3IdFUzLGQFf4i5GAlHTNqQdEalRd_gkhjw_BAqTrujmHPgPgASDLWzeu9BoIaQ=s0" xlink:type="simple">http://lh3.googleusercontent.com/3aYbzoKDc7SFONluQW7c3IdFUzLGQFf4i5GAlHTNqQdEalRd_gkhjw_BAqTrujmHPgPgASDLWzeu9BoIaQ=s0</text:a></text:p>
          </table:table-cell>
          <table:table-cell table:style-name="ce1" office:value-type="string" calcext:value-type="string">
            <text:p>Levé du soleil de Lou</text:p>
          </table:table-cell>
          <table:table-cell table:style-name="ce3" office:value-type="string" calcext:value-type="string">
            <text:p><text:a xlink:href="http://www.facebook.com/10209288388358716" xlink:type="simple">http://www.facebook.com/10209288388358716</text:a>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oucancestmoi@msn.com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0-31T19:35:17.11471" calcext:value-type="date">
            <text:p>10/31/2016 19:35:1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Patrick Villemin</text:p>
          </table:table-cell>
          <table:table-cell table:style-name="ce3" office:value-type="string" calcext:value-type="string">
            <text:p><text:a xlink:href="http://lh3.googleusercontent.com/mWtpIKXwUCULf70DEhMlM9yYLQ7jW1bZnc_lu30JYGQDCl1kGq1C6fwF0MVEGrUhv4Qu_FSPcCrwN4fYazU=s0" xlink:type="simple">http://lh3.googleusercontent.com/mWtpIKXwUCULf70DEhMlM9yYLQ7jW1bZnc_lu30JYGQDCl1kGq1C6fwF0MVEGrUhv4Qu_FSPcCrwN4fYazU=s0</text:a></text:p>
          </table:table-cell>
          <table:table-cell table:style-name="ce1" office:value-type="string" calcext:value-type="string">
            <text:p>haika à l'assaut du sommet du climont </text:p>
          </table:table-cell>
          <table:table-cell table:style-name="ce3" office:value-type="string" calcext:value-type="string">
            <text:p><text:a xlink:href="http://www.facebook.com/938221332990780" xlink:type="simple">http://www.facebook.com/938221332990780</text:a>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0-31T19:30:22.28728" calcext:value-type="date">
            <text:p>10/31/2016 19:30:2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Nini Brooklynette</text:p>
          </table:table-cell>
          <table:table-cell table:style-name="ce3" office:value-type="string" calcext:value-type="string">
            <text:p><text:a xlink:href="http://lh3.googleusercontent.com/5W0KT6hy2fIG1JOTGDTpfQCc_5LGZC6TJyHr9caXvpwNXZLd86t1a2DrbsTy27s20UFMlNp9v81P9wOf3BfE=s0" xlink:type="simple">http://lh3.googleusercontent.com/5W0KT6hy2fIG1JOTGDTpfQCc_5LGZC6TJyHr9caXvpwNXZLd86t1a2DrbsTy27s20UFMlNp9v81P9wOf3BfE=s0</text:a></text:p>
          </table:table-cell>
          <table:table-cell table:style-name="ce1" office:value-type="string" calcext:value-type="string">
            <text:p>Winnie ma Yorkshire de 3 ans au parc en automne</text:p>
          </table:table-cell>
          <table:table-cell table:style-name="ce3" office:value-type="string" calcext:value-type="string">
            <text:p><text:a xlink:href="http://www.facebook.com/10209628506322147" xlink:type="simple">http://www.facebook.com/10209628506322147</text:a>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ini902@hotmail.com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0-31T19:19:34.7675" calcext:value-type="date">
            <text:p>10/31/2016 19:19:3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Coco Lande</text:p>
          </table:table-cell>
          <table:table-cell table:style-name="ce3" office:value-type="string" calcext:value-type="string">
            <text:p><text:a xlink:href="http://lh3.googleusercontent.com/A6InejtdDiKUcfpCzKfmZGnkZcmBrk6EEAFpYMZ5NEVrPPq2q5kXyKTmSL71fUySJSiSgs2MuKdPwqUWQ4g=s0" xlink:type="simple">http://lh3.googleusercontent.com/A6InejtdDiKUcfpCzKfmZGnkZcmBrk6EEAFpYMZ5NEVrPPq2q5kXyKTmSL71fUySJSiSgs2MuKdPwqUWQ4g=s0</text:a></text:p>
          </table:table-cell>
          <table:table-cell table:style-name="ce1" office:value-type="string" calcext:value-type="string">
            <text:p>L'hiver arrive , Link à froid . Elle adore se mettre devant la cheminée pour se réchauffé . </text:p>
          </table:table-cell>
          <table:table-cell table:style-name="ce3" office:value-type="string" calcext:value-type="string">
            <text:p><text:a xlink:href="http://www.facebook.com/10210877413275883" xlink:type="simple">http://www.facebook.com/10210877413275883</text:a>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alande.coralie@wanadoo.fr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0-31T19:07:34.05842" calcext:value-type="date">
            <text:p>10/31/2016 19:07:3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Esther Evangéline Can</text:p>
          </table:table-cell>
          <table:table-cell table:style-name="ce3" office:value-type="string" calcext:value-type="string">
            <text:p><text:a xlink:href="http://lh3.googleusercontent.com/EFVEu0JA-LnlUsItTcTjZZCQqXDFuxwTrfibOxOVJQOINULTSguo-vZcYhW4kZD2klKclvjxzxolOqW2uYc=s0" xlink:type="simple">http://lh3.googleusercontent.com/EFVEu0JA-LnlUsItTcTjZZCQqXDFuxwTrfibOxOVJQOINULTSguo-vZcYhW4kZD2klKclvjxzxolOqW2uYc=s0</text:a></text:p>
          </table:table-cell>
          <table:table-cell table:style-name="ce1" office:value-type="string" calcext:value-type="string">
            <text:p>Je suis une petite feuille d'automne !</text:p>
          </table:table-cell>
          <table:table-cell table:style-name="ce3" office:value-type="string" calcext:value-type="string">
            <text:p><text:a xlink:href="http://www.facebook.com/1133751046720773" xlink:type="simple">http://www.facebook.com/1133751046720773</text:a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0-31T19:01:49.37858" calcext:value-type="date">
            <text:p>10/31/2016 19:01:4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Ullane Stich</text:p>
          </table:table-cell>
          <table:table-cell table:style-name="ce3" office:value-type="string" calcext:value-type="string">
            <text:p><text:a xlink:href="http://lh3.googleusercontent.com/ETtt7C4nSVMmCIaJ6W-aW6RxOnbgduCiL5fnMqzcdpY0Y75PXsxpKgFjknjYzaQV9syPfsePFyDplW4Erw=s0" xlink:type="simple">http://lh3.googleusercontent.com/ETtt7C4nSVMmCIaJ6W-aW6RxOnbgduCiL5fnMqzcdpY0Y75PXsxpKgFjknjYzaQV9syPfsePFyDplW4Erw=s0</text:a></text:p>
          </table:table-cell>
          <table:table-cell table:style-name="ce1" office:value-type="string" calcext:value-type="string">
            <text:p>profitons du petit soleil <text:s/>avant que l hiver arrive très important mes dernier jours de soleil après canapé </text:p>
          </table:table-cell>
          <table:table-cell table:style-name="ce3" office:value-type="string" calcext:value-type="string">
            <text:p><text:a xlink:href="http://www.facebook.com/1236492599749149" xlink:type="simple">http://www.facebook.com/1236492599749149</text:a>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vann62160@gmail.com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0-31T18:38:51.06621" calcext:value-type="date">
            <text:p>10/31/2016 18:38: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Nathalie Mesiere Goubert</text:p>
          </table:table-cell>
          <table:table-cell table:style-name="ce3" office:value-type="string" calcext:value-type="string">
            <text:p><text:a xlink:href="http://lh3.googleusercontent.com/VNLjNWFElc391LBh5rAFmbNVwNfEaAe6TEAbB5DCfYBrE0RoVNex8dm0R_ArgkvgOHS7cVXUm93GhZO6v4yX=s0" xlink:type="simple">http://lh3.googleusercontent.com/VNLjNWFElc391LBh5rAFmbNVwNfEaAe6TEAbB5DCfYBrE0RoVNex8dm0R_ArgkvgOHS7cVXUm93GhZO6v4yX=s0</text:a></text:p>
          </table:table-cell>
          <table:table-cell table:style-name="ce1" office:value-type="string" calcext:value-type="string">
            <text:p>Lex en balade</text:p>
          </table:table-cell>
          <table:table-cell table:style-name="ce3" office:value-type="string" calcext:value-type="string">
            <text:p><text:a xlink:href="http://www.facebook.com/1131110396938706" xlink:type="simple">http://www.facebook.com/1131110396938706</text:a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0-31T17:17:36.49381" calcext:value-type="date">
            <text:p>10/31/2016 17:17:3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Blabla Tator</text:p>
          </table:table-cell>
          <table:table-cell table:style-name="ce3" office:value-type="string" calcext:value-type="string">
            <text:p><text:a xlink:href="http://lh3.googleusercontent.com/Brcnf4KZmyCnSsIPhB5NQw_ynQiT7waA3_HYZTjl_eJX9tpRatsfcvQLbTHy1sWflqBxs6itFp89FiNz8oBR=s0" xlink:type="simple">http://lh3.googleusercontent.com/Brcnf4KZmyCnSsIPhB5NQw_ynQiT7waA3_HYZTjl_eJX9tpRatsfcvQLbTHy1sWflqBxs6itFp89FiNz8oBR=s0</text:a></text:p>
          </table:table-cell>
          <table:table-cell table:style-name="ce1" office:value-type="string" calcext:value-type="string">
            <text:p>Première balade d'automne</text:p>
          </table:table-cell>
          <table:table-cell table:style-name="ce3" office:value-type="string" calcext:value-type="string">
            <text:p><text:a xlink:href="http://www.facebook.com/1394895383868916" xlink:type="simple">http://www.facebook.com/1394895383868916</text:a>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guillaumelaunay@msn.com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0-31T17:07:29.45178" calcext:value-type="date">
            <text:p>10/31/2016 17:07:2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Angéliique Lebreton</text:p>
          </table:table-cell>
          <table:table-cell table:style-name="ce3" office:value-type="string" calcext:value-type="string">
            <text:p><text:a xlink:href="http://lh3.googleusercontent.com/LU34Qzs3ZiYJx1TiW9n6zo764flDL_txUfzsOnJqYUvJc0rP8K8mKeEYSIpHbKo398_Rz15CaYtsK9gBSQ=s0" xlink:type="simple">http://lh3.googleusercontent.com/LU34Qzs3ZiYJx1TiW9n6zo764flDL_txUfzsOnJqYUvJc0rP8K8mKeEYSIpHbKo398_Rz15CaYtsK9gBSQ=s0</text:a></text:p>
          </table:table-cell>
          <table:table-cell table:style-name="ce1" office:value-type="string" calcext:value-type="string">
            <text:p>Lady qui adore ramasser de tous petit bout de bois <text:s/>:) </text:p>
          </table:table-cell>
          <table:table-cell table:style-name="ce3" office:value-type="string" calcext:value-type="string">
            <text:p><text:a xlink:href="http://www.facebook.com/10210877057030380" xlink:type="simple">http://www.facebook.com/10210877057030380</text:a>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0-31T16:34:22.34348" calcext:value-type="date">
            <text:p>10/31/2016 16:34:2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Baptiste Bouhier</text:p>
          </table:table-cell>
          <table:table-cell table:style-name="ce3" office:value-type="string" calcext:value-type="string">
            <text:p><text:a xlink:href="http://lh3.googleusercontent.com/SYGmE4Z3qAo9UnIqAXxfrW_RPD-Yrx3YLI7KxJXi_K4tM9mz5d0PAGMCjQn_IUONAHMGpbqroQfW4qPfBts=s0" xlink:type="simple">http://lh3.googleusercontent.com/SYGmE4Z3qAo9UnIqAXxfrW_RPD-Yrx3YLI7KxJXi_K4tM9mz5d0PAGMCjQn_IUONAHMGpbqroQfW4qPfBts=s0</text:a></text:p>
          </table:table-cell>
          <table:table-cell table:style-name="ce1" office:value-type="string" calcext:value-type="string">
            <text:p>Leika profite du soleil !! :) </text:p>
          </table:table-cell>
          <table:table-cell table:style-name="ce3" office:value-type="string" calcext:value-type="string">
            <text:p><text:a xlink:href="http://www.facebook.com/1187683347982126" xlink:type="simple">http://www.facebook.com/1187683347982126</text:a>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.bouhier2@hotmail.fr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0-31T16:05:36.16917" calcext:value-type="date">
            <text:p>10/31/2016 16:05:3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Sandra Glrx</text:p>
          </table:table-cell>
          <table:table-cell table:style-name="ce3" office:value-type="string" calcext:value-type="string">
            <text:p><text:a xlink:href="http://lh3.googleusercontent.com/R3b5YQ1TqSuEDuvrB8QdXw379TLpN4-Ly8d3oy9OIGiiBOxlynY_d-mK66KeG6XF4GNDzVYk1rHeBPKEFDE=s0" xlink:type="simple">http://lh3.googleusercontent.com/R3b5YQ1TqSuEDuvrB8QdXw379TLpN4-Ly8d3oy9OIGiiBOxlynY_d-mK66KeG6XF4GNDzVYk1rHeBPKEFDE=s0</text:a></text:p>
          </table:table-cell>
          <table:table-cell table:style-name="ce1" office:value-type="string" calcext:value-type="string">
            <text:p>Siska aime vraiment ce bâton ! </text:p>
          </table:table-cell>
          <table:table-cell table:style-name="ce3" office:value-type="string" calcext:value-type="string">
            <text:p><text:a xlink:href="http://www.facebook.com/10210941733648793" xlink:type="simple">http://www.facebook.com/10210941733648793</text:a>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0-31T16:05:30.033" calcext:value-type="date">
            <text:p>10/31/2016 16:05:3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Camille Lemaire</text:p>
          </table:table-cell>
          <table:table-cell table:style-name="ce3" office:value-type="string" calcext:value-type="string">
            <text:p><text:a xlink:href="http://lh3.googleusercontent.com/5IjSB4GzPmKnZC41F1YHd4u1CHGgrn_jlpbmK3t1qrWDK-uoA_B_mNpefgB3YLrCi7bSx4fkQT2atvK7IQ=s0" xlink:type="simple">http://lh3.googleusercontent.com/5IjSB4GzPmKnZC41F1YHd4u1CHGgrn_jlpbmK3t1qrWDK-uoA_B_mNpefgB3YLrCi7bSx4fkQT2atvK7IQ=s0</text:a></text:p>
          </table:table-cell>
          <table:table-cell table:style-name="ce1" office:value-type="string" calcext:value-type="string">
            <text:p>Ikarus, 8 mois, promenade champêtre au coucher du soleil &lt;3</text:p>
          </table:table-cell>
          <table:table-cell table:style-name="ce3" office:value-type="string" calcext:value-type="string">
            <text:p><text:a xlink:href="http://www.facebook.com/1008439945940348" xlink:type="simple">http://www.facebook.com/1008439945940348</text:a>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camcam-lmr@hotmail.fr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0-31T15:54:42.6535" calcext:value-type="date">
            <text:p>10/31/2016 15:54:4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Julien Gattefin</text:p>
          </table:table-cell>
          <table:table-cell table:style-name="ce3" office:value-type="string" calcext:value-type="string">
            <text:p><text:a xlink:href="http://lh3.googleusercontent.com/SAjfK0YX9ZwNQzUFMUzpAOLUmtUToBnEmkrtVwXVYKFsCDxeXPw3nJ5r7MxmxJ2zwEafvOYHxqw5wYS0WW0=s0" xlink:type="simple">http://lh3.googleusercontent.com/SAjfK0YX9ZwNQzUFMUzpAOLUmtUToBnEmkrtVwXVYKFsCDxeXPw3nJ5r7MxmxJ2zwEafvOYHxqw5wYS0WW0=s0</text:a></text:p>
          </table:table-cell>
          <table:table-cell table:style-name="ce1" office:value-type="string" calcext:value-type="string">
            <text:p>Snoopy et son poêle </text:p>
          </table:table-cell>
          <table:table-cell table:style-name="ce3" office:value-type="string" calcext:value-type="string">
            <text:p><text:a xlink:href="http://www.facebook.com/10209309481406175" xlink:type="simple">http://www.facebook.com/10209309481406175</text:a>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j.gattefin@gmail.com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0-31T15:52:34.70353" calcext:value-type="date">
            <text:p>10/31/2016 15:52:3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Marie-Françoise Olmo</text:p>
          </table:table-cell>
          <table:table-cell table:style-name="ce3" office:value-type="string" calcext:value-type="string">
            <text:p><text:a xlink:href="http://lh3.googleusercontent.com/l6WR-UMSqmSXU7koXHCJn8jui24C-5z10Kaa5_0yRdLj6-EqyxnOqD75phj_i9Iw3iftATU0TLp5RLwc9w=s0" xlink:type="simple">http://lh3.googleusercontent.com/l6WR-UMSqmSXU7koXHCJn8jui24C-5z10Kaa5_0yRdLj6-EqyxnOqD75phj_i9Iw3iftATU0TLp5RLwc9w=s0</text:a></text:p>
          </table:table-cell>
          <table:table-cell table:style-name="ce1" office:value-type="string" calcext:value-type="string">
            <text:p>Manga et Litchi terminent une balade dans les vignes, les langues pendantes d'avoir bien couru ! Vivement la gamelle d'eau ! ;)</text:p>
          </table:table-cell>
          <table:table-cell table:style-name="ce3" office:value-type="string" calcext:value-type="string">
            <text:p><text:a xlink:href="http://www.facebook.com/10208926891823494" xlink:type="simple">http://www.facebook.com/10208926891823494</text:a>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fan.olmo@gmail.com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0-31T15:40:41.00504" calcext:value-type="date">
            <text:p>10/31/2016 15:40:4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Elodie Pittet</text:p>
          </table:table-cell>
          <table:table-cell table:style-name="ce3" office:value-type="string" calcext:value-type="string">
            <text:p><text:a xlink:href="http://lh3.googleusercontent.com/DxeRkelLmbhYKWoqX04kpbIiGA4oBMlDP0659djfGwGNCyeZssNwwaX434jE3Mufhjd5lmy3dO1OYx0LmOA=s0" xlink:type="simple">http://lh3.googleusercontent.com/DxeRkelLmbhYKWoqX04kpbIiGA4oBMlDP0659djfGwGNCyeZssNwwaX434jE3Mufhjd5lmy3dO1OYx0LmOA=s0</text:a></text:p>
          </table:table-cell>
          <table:table-cell table:style-name="ce1" office:value-type="string" calcext:value-type="string">
            <text:p>Léo 💙 heureu dans la forêt 🐶💙🐾🐛</text:p>
          </table:table-cell>
          <table:table-cell table:style-name="ce3" office:value-type="string" calcext:value-type="string">
            <text:p><text:a xlink:href="http://www.facebook.com/10207253398989692" xlink:type="simple">http://www.facebook.com/10207253398989692</text:a>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0-31T15:39:43.73015" calcext:value-type="date">
            <text:p>10/31/2016 15:39:4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Shasha Niou</text:p>
          </table:table-cell>
          <table:table-cell table:style-name="ce3" office:value-type="string" calcext:value-type="string">
            <text:p><text:a xlink:href="http://lh3.googleusercontent.com/g8Lq2El-AXhaGLGW5HRcW2s8ldVTMBQZ7ZjZ9hzJk_CeqQb1hpyOVhE7DNgUGDbvPSOD-BOAEYBOpxGOTQw=s0" xlink:type="simple">http://lh3.googleusercontent.com/g8Lq2El-AXhaGLGW5HRcW2s8ldVTMBQZ7ZjZ9hzJk_CeqQb1hpyOVhE7DNgUGDbvPSOD-BOAEYBOpxGOTQw=s0</text:a></text:p>
          </table:table-cell>
          <table:table-cell table:style-name="ce1" office:value-type="string" calcext:value-type="string">
            <text:p>Luna et Beethoven (surnoms : Binou et Nuna) Luna femelle et Beethoven Mâle, femelle de 5ans et mâle de 9ans, les deux jouant ensemble.</text:p>
          </table:table-cell>
          <table:table-cell table:style-name="ce3" office:value-type="string" calcext:value-type="string">
            <text:p><text:a xlink:href="http://www.facebook.com/1768910266707598" xlink:type="simple">http://www.facebook.com/1768910266707598</text:a>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ashaniou@gmail.com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0-30T19:05:02.53409" calcext:value-type="date">
            <text:p>10/30/2016 19:05:0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Céline Cordier Glane</text:p>
          </table:table-cell>
          <table:table-cell table:style-name="ce3" office:value-type="string" calcext:value-type="string">
            <text:p><text:a xlink:href="http://lh3.googleusercontent.com/sS0a2JFziofn4S4A23hugu0Wi_X_o_pU1JvbkHZaUUCxM1tZrXKmnsNXz_AD0rZhqKWygoQOfIPZ4k_Ep2g=s0" xlink:type="simple">http://lh3.googleusercontent.com/sS0a2JFziofn4S4A23hugu0Wi_X_o_pU1JvbkHZaUUCxM1tZrXKmnsNXz_AD0rZhqKWygoQOfIPZ4k_Ep2g=s0</text:a></text:p>
          </table:table-cell>
          <table:table-cell table:style-name="ce1" office:value-type="string" calcext:value-type="string">
            <text:p>Arrow, 9 semaines </text:p>
          </table:table-cell>
          <table:table-cell table:style-name="ce3" office:value-type="string" calcext:value-type="string">
            <text:p><text:a xlink:href="http://www.facebook.com/10210715030099262" xlink:type="simple">http://www.facebook.com/10210715030099262</text:a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ne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6-10-30T18:19:20.15282" calcext:value-type="date">
            <text:p>10/30/2016 18:19:2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Pierre Onillon</text:p>
          </table:table-cell>
          <table:table-cell table:style-name="ce3" office:value-type="string" calcext:value-type="string">
            <text:p><text:a xlink:href="http://lh3.googleusercontent.com/saAo04HvASSDg8FD7DHxQIA4S8owOOscpnaOsZrqJfH4HI3BnmM5VxofHFjWS0ombKmp3WdOU_qW56S8pQ=s0" xlink:type="simple">http://lh3.googleusercontent.com/saAo04HvASSDg8FD7DHxQIA4S8owOOscpnaOsZrqJfH4HI3BnmM5VxofHFjWS0ombKmp3WdOU_qW56S8pQ=s0</text:a></text:p>
          </table:table-cell>
          <table:table-cell table:style-name="ce1" office:value-type="string" calcext:value-type="string">
            <text:p>Hobo au coin du feu</text:p>
          </table:table-cell>
          <table:table-cell table:style-name="ce3" office:value-type="string" calcext:value-type="string">
            <text:p><text:a xlink:href="http://www.facebook.com/10205673189309610" xlink:type="simple">http://www.facebook.com/10205673189309610</text:a>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ierre.onillon@live.fr</text:p>
          </table:table-cell>
          <table:table-cell table:style-name="ce3" office:value-type="string" calcext:value-type="string">
            <text:p><text:a xlink:href="http://www.facebook.com/1592019927687526" xlink:type="simple">http://www.facebook.com/1592019927687526</text:a></text:p>
          </table:table-cell>
          <table:table-cell table:number-columns-repeated="1015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_20_-_20_Chien_20_Calme_20_-_20_Concours_20_C" style:display-name="PageStyle_Data - Chien Calme - Concours 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76" meta:object-count="0"/>
    <meta:generator>LibreOfficeDev/5.1.0.3$Linux_X86_64 LibreOffice_project/</meta:generator>
  </office:meta>
</office:document-meta>
</file>